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0" style:family="table">
      <style:table-properties style:width="15.752cm" fo:margin-left="1.247cm" table:align="left" fo:background-color="#e7eaea">
        <style:background-image/>
      </style:table-properties>
    </style:style>
    <style:style style:name="Tabelle10.A" style:family="table-column">
      <style:table-column-properties style:column-width="15.752cm"/>
    </style:style>
    <style:style style:name="Tabelle10.A1" style:family="table-cell">
      <style:table-cell-properties style:vertical-align="middle"/>
    </style:style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code">
      <style:text-properties fo:font-weight="normal" style:font-weight-asian="normal" style:font-weight-complex="normal"/>
    </style:style>
    <style:style style:name="P3" style:family="paragraph" style:parent-style-name="Text_20_body" style:list-style-name="List_20_3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de">
      <style:text-properties fo:color="#000000"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7f0055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3f7f5f"/>
    </style:style>
    <style:style style:name="T9" style:family="text">
      <style:text-properties fo:color="#7f9fbf" fo:font-weight="bold" style:font-weight-asian="bold" style:font-weight-complex="bold"/>
    </style:style>
    <style:style style:name="T10" style:family="text">
      <style:text-properties fo:color="#2a00ff"/>
    </style:style>
    <style:style style:name="T11" style:family="text">
      <style:text-properties fo:color="#0000c0" fo:font-style="italic" style:font-style-asian="italic" style:font-style-complex="italic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7">1. Datenbanken.JDBC<text:tab/>1</text:p>
          <text:p text:style-name="P8"><text:a xlink:type="simple" xlink:href="#1.1.Ein erstes Beispiel|outline" text:style-name="Internet_20_link" text:visited-style-name="Internet_20_link">1.1. </text:a>Ein erstes Beispiel<text:tab/>1</text:p>
          <text:p text:style-name="P8"><text:a xlink:type="simple" xlink:href="#1.2.Ein zweites Beispiel: Zugriff auf Metadaten|outline" text:style-name="Internet_20_link" text:visited-style-name="Internet_20_link">1.2. </text:a>Ein zweites Beispiel: Zugriff auf Metadaten<text:tab/>2</text:p>
          <text:p text:style-name="P8"><text:a xlink:type="simple" xlink:href="#1.3.Aufgaben|outline" text:style-name="Internet_20_link" text:visited-style-name="Internet_20_link">1.3. </text:a>Aufgaben<text:tab/>4</text:p>
          <text:p text:style-name="P8"><text:a xlink:type="simple" xlink:href="#1.4.Zusammenfassung|outline" text:style-name="Internet_20_link" text:visited-style-name="Internet_20_link">1.4. </text:a>Zusammenfassung<text:tab/>5</text:p>
          <text:p text:style-name="P8"><text:a xlink:type="simple" xlink:href="#1.5.Ausblick|outline" text:style-name="Internet_20_link" text:visited-style-name="Internet_20_link">1.5. </text:a>Ausblick<text:tab/>5</text:p>
        </text:index-body>
      </text:table-of-content>
      <text:p text:style-name="Text_20_body"/>
      <text:list text:style-name="Outline">
        <text:list-item>
          <text:p text:style-name="Heading_20_1">Datenbanken.JDBC</text:p>
        </text:list-item>
      </text:list>
      <text:p text:style-name="Text_20_body">Java-Anwendungen greifen auf SQL-Datenbanken über einen JDBC-Treiber zu (Java DataBase Connectivity). Dadurch kann der Java-Source-Code weitgehend datenbankunabhängig gehalten werden, so dass ein späterer Wechsel der SQL-Datenbank leicht möglich ist. Genaueres zu JDBC erfahren Sie unter <text:a xlink:type="simple" xlink:href="http://java.sun.com/products/jdbc" office:target-frame-name="_blank" xlink:show="new">http://java.sun.com/products/jdbc</text:a>.</text:p>
      <text:p text:style-name="Text_20_body">In den meisten Fällen sind JDBC-Type-4-Treiber optimal. Sie sind sehr schnell und sehr einfach zu installieren. Die Unterschiede zwischen den JDBC-Typen sind erklärt unter <text:a xlink:type="simple" xlink:href="http://java.sun.com/products/jdbc/driverdesc.html" office:target-frame-name="_blank" xlink:show="new">http://java.sun.com/products/jdbc/driverdesc.html</text:a>.</text:p>
      <text:p text:style-name="Text_20_body">Einen zu Ihrer Datenbank passenden JDBC-Treiber finden Sie am leichtesten unter <text:a xlink:type="simple" xlink:href="http://industry.java.sun.com/products/jdbc/drivers" office:target-frame-name="_blank" xlink:show="new">http://industry.java.sun.com/products/jdbc/drivers</text:a>.</text:p>
      <text:p text:style-name="Text_20_body"><text:bookmark text:name="ConnectionPooling"/></text:p>
      <text:p text:style-name="Text_20_body">Quelle: <text:a xlink:type="simple" xlink:href="http://www.torsten-horn.de/techdocs/java-sql.htm#JDBC">http://www.torsten-horn.de/techdocs/java-sql.htm#JDBC</text:a> (10.5.2007)</text:p>
      <text:list text:style-name="Outline" text:continue-numbering="true">
        <text:list-item>
          <text:list text:continue-numbering="true">
            <text:list-item>
              <text:h text:style-name="Heading_20_2" text:outline-level="2">Ein erstes Beispiel</text:h>
            </text:list-item>
          </text:list>
        </text:list-item>
      </text:list>
      <text:list text:style-name="L1">
        <text:list-item>
          <text:p text:style-name="P4">MySQL-JDBC-Type-4-Treiber (z.B. '<text:span text:style-name="Teletype">mysql-connector-java-5.0.3-bin.jar</text:span>' aus '<text:span text:style-name="Teletype">mysql-connector-java-5.0.3.zip</text:span>') downloaden von: <text:a xlink:type="simple" xlink:href="http://www.mysql.com/" office:target-frame-name="_blank" xlink:show="new">http://www.mysql.com</text:a>.</text:p>
        </text:list-item>
        <text:list-item>
          <text:p text:style-name="P4">CLASSPATH muss JDBC-Treiber beinhalten (eventuell reicht Kopieren nach '<text:span text:style-name="Teletype">%JAVA_HOME%\jre\lib\ext</text:span>').</text:p>
        </text:list-item>
        <text:list-item>
          <text:p text:style-name="P4">Connection (siehe unten 'Programmierbeispiele'):</text:p>
        </text:list-item>
      </text:list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Table_20_Contents"><text:span text:style-name="Teletype">Class.forName( "com.mysql.jdbc.Driver" );<text:line-break/>cn = DriverManager.getConnection( "jdbc:mysql://MyDbComputerNameOrIP:3306/myDatabaseName", sUsr, sPwd );</text:span></text:p>
          </table:table-cell>
        </table:table-row>
      </table:table>
      <text:p text:style-name="Text_20_body"><text:bookmark text:name="PostgreSQL"/></text:p>
      <text:p text:style-name="Text_20_body"/>
      <text:p text:style-name="merke">MySQLConnector in den jre-Pfad kopieren</text:p>
      <text:p text:style-name="merke">zB: ???????????????????????????????\ext\mysql-connector-java-5.0.3-bin.jar</text:p>
      <text:p text:style-name="merke"/>
      <text:p text:style-name="Text_20_body"/>
      <text:p text:style-name="Text_20_body">jdbc_mysql_bsp1.java</text:p>
      <text:p text:style-name="code"><text:span text:style-name="T6">import</text:span><text:span text:style-name="T7"> java.sql.*;</text:span></text:p>
      <text:p text:style-name="code"/>
      <text:p text:style-name="code"><text:span text:style-name="T6">public</text:span><text:span text:style-name="T7"> </text:span><text:span text:style-name="T6">class</text:span><text:span text:style-name="T7"> jdbc_mysql_bsp1 {</text:span></text:p>
      <text:p text:style-name="code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args) {</text:span></text:p>
      <text:p text:style-name="code"><text:span text:style-name="T7"><text:tab/><text:tab/></text:span><text:span text:style-name="T8">// </text:span><text:span text:style-name="T9">TODO</text:span><text:span text:style-name="T8"> Auto-generated method stub</text:span></text:p>
      <text:p text:style-name="code"><text:tab/><text:tab/><text:tab/><text:tab/></text:p>
      <text:p text:style-name="code"><text:span text:style-name="T7"><text:s text:c="8"/></text:span><text:span text:style-name="T6">try</text:span><text:span text:style-name="T7"> {</text:span></text:p>
      <text:p text:style-name="P1"><text:span text:style-name="T7"><text:s text:c="4"/><text:tab/><text:tab/>String sDbDrv=</text:span><text:span text:style-name="T10">"??????????????????????"</text:span><text:span text:style-name="T7">;</text:span></text:p>
      <text:p text:style-name="P1"><text:s text:c="4"/><text:tab/><text:tab/></text:p>
      <text:p text:style-name="P1"><text:span text:style-name="T7"><text:s text:c="4"/><text:tab/><text:tab/>String sDbUrl=</text:span><text:span text:style-name="T10">"???????????????????????"</text:span><text:span text:style-name="T7">; </text:span></text:p>
      <text:p text:style-name="P1"><text:span text:style-name="T7"><text:s text:c="4"/><text:tab/><text:tab/>String sUsr=</text:span><text:span text:style-name="T10">"advent"</text:span><text:span text:style-name="T7">;</text:span></text:p>
      <text:p text:style-name="P1"><text:span text:style-name="T7"><text:s text:c="4"/><text:tab/><text:tab/>String sPwd=</text:span><text:span text:style-name="T10">"tiger"</text:span><text:span text:style-name="T7">;</text:span></text:p>
      <text:p text:style-name="P1"><text:span text:style-name="T7"><text:s text:c="4"/><text:tab/><text:tab/>String sTable=</text:span><text:span text:style-name="T10">"is_professoren"</text:span><text:span text:style-name="T7">;</text:span></text:p>
      <text:p text:style-name="P1"/>
      <text:p text:style-name="P1"><text:s text:c="11"/>?????????????? conn;</text:p>
      <text:p text:style-name="P1"><text:s text:c="11"/>?????????????? stmt;</text:p>
      <text:p text:style-name="P1"><text:s text:c="11"/>?????????????? rslt;</text:p>
      <text:p text:style-name="P1"><text:s text:c="4"/><text:tab/><text:tab/></text:p>
      <text:p text:style-name="P1"><text:tab/> <text:s text:c="5"/>Class.<text:span text:style-name="T4">??????????????</text:span>( sDbDrv );</text:p>
      <text:p text:style-name="P1"><text:tab/> <text:s text:c="9"/></text:p>
      <text:p text:style-name="P1"><text:tab/> <text:s text:c="5"/>conn = ??????????.<text:span text:style-name="T4">?????????????</text:span>( sDbUrl, sUsr, sPwd );</text:p>
      <text:p text:style-name="P1"><text:tab/> <text:s text:c="5"/>stmt = conn.????????????????();</text:p>
      <text:p text:style-name="P1"><text:span text:style-name="T7"><text:tab/> <text:s text:c="5"/>rslt = stmt.???????????????(</text:span><text:span text:style-name="T10">"select persnr,name from "</text:span><text:span text:style-name="T7"> +</text:span></text:p>
      <text:p text:style-name="P9"><text:tab/><text:tab/><text:tab/><text:tab/><text:tab/><text:tab/><text:tab/> sTable);</text:p>
      <text:p text:style-name="P1"/>
      <text:p text:style-name="code"><text:span text:style-name="T7"><text:tab/> <text:s text:c="5"/>System.</text:span><text:span text:style-name="T11">out</text:span><text:span text:style-name="T7">.printf(</text:span><text:span text:style-name="T10">"%6s:%-15s\n"</text:span><text:span text:style-name="T7">, </text:span><text:span text:style-name="T10">"PERSNR"</text:span><text:span text:style-name="T7">,</text:span><text:span text:style-name="T10">"NAME"</text:span><text:span text:style-name="T7">);</text:span></text:p>
      <text:p text:style-name="P1"><text:span text:style-name="T7"><text:s text:c="11"/></text:span><text:span text:style-name="T5">while</text:span><text:span text:style-name="T7">( rslt.??????????????() ) {</text:span></text:p>
      <text:p text:style-name="P1"><text:span text:style-name="T7"><text:s text:c="16"/>System.</text:span><text:span text:style-name="T11">out</text:span><text:span text:style-name="T7">.printf(</text:span><text:span text:style-name="T10">"%6d:%-15s\n"</text:span><text:span text:style-name="T7">, </text:span></text:p>
      <text:p text:style-name="P9"><text:tab/><text:tab/><text:tab/><text:tab/>rslt.?????????(1), <text:s/>rslt.??????????(2));</text:p>
      <text:p text:style-name="P1"><text:s text:c="12"/>}</text:p>
      <text:p text:style-name="P1"><text:s text:c="12"/>???????????.?????????????();</text:p>
      <text:p text:style-name="code"><text:s text:c="8"/>}</text:p>
      <text:p text:style-name="code"><text:span text:style-name="T7"><text:s text:c="8"/></text:span><text:span text:style-name="T6">catch</text:span><text:span text:style-name="T7">( Exception e ) {</text:span></text:p>
      <text:p text:style-name="code"><text:s text:c="8"/>}</text:p>
      <text:p text:style-name="code"><text:s text:c="4"/>}</text:p>
      <text:p text:style-name="code"><text:tab/><text:tab/></text:p>
      <text:p text:style-name="code">}</text:p>
      <text:p text:style-name="code"/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Ein zweites Beispiel: Zugriff auf Metadaten</text:h>
            </text:list-item>
          </text:list>
        </text:list-item>
      </text:list>
      <text:p text:style-name="Text_20_body">Wenn man ein SQL-Statement der Art</text:p>
      <text:p text:style-name="Text_20_body">select * from Tabelle </text:p>
      <text:p text:style-name="Text_20_body">absetzt, möchte man wissen, wieviele Felder in der Resultset vorhanden sind. Dazu gibt es die Metadaten. Hier ein Beispiel dazu:</text:p>
      <text:p text:style-name="Text_20_body"/>
      <text:p text:style-name="code">/*</text:p>
      <text:p text:style-name="code"><text:s/>* MySQLConnector in den jre-Pfad kopieren</text:p>
      <text:p text:style-name="code"><text:s/>* zB: C:\Programme\Java\jdk1.5.0\jre\lib\ext\mysql-connector-java-5.0.3-bin.jar</text:p>
      <text:p text:style-name="code"><text:s/>* </text:p>
      <text:p text:style-name="code"><text:s/>* siehe auch:</text:p>
      <text:p text:style-name="code"><text:s/>* http://www.torsten-horn.de/techdocs/java-sql.htm</text:p>
      <text:p text:style-name="code"><text:s/>*/</text:p>
      <text:p text:style-name="code"/>
      <text:p text:style-name="code">import java.io.*;</text:p>
      <text:p text:style-name="code">import java.sql.*;</text:p>
      <text:p text:style-name="code"/>
      <text:p text:style-name="code">public class jdbc_mysql_advent {</text:p>
      <text:p text:style-name="code"/>
      <text:p text:style-name="code"><text:tab/>public static void main(String[] args) {</text:p>
      <text:p text:style-name="code"><text:tab/><text:tab/>// TODO Auto-generated method stub</text:p>
      <text:p text:style-name="code"><text:tab/><text:tab/>String sDbDrv=null, sDbUrl=null, sTable=null, </text:p>
      <text:p text:style-name="code"><text:tab/><text:tab/>sUsr="", sPwd="";<text:tab/><text:tab/></text:p>
      <text:p text:style-name="code"/>
      <text:p text:style-name="code"><text:tab/><text:tab/>try {</text:p>
      <text:p text:style-name="code"><text:tab/><text:tab/><text:tab/>BufferedReader in = new BufferedReader(</text:p>
      <text:p text:style-name="code"><text:tab/><text:tab/><text:tab/>new InputStreamReader( System.in ) );</text:p>
      <text:p text:style-name="code"><text:tab/><text:tab/><text:tab/></text:p>
      <text:p text:style-name="code"><text:tab/><text:tab/><text:tab/>System.out.println( "Name des Datenbanktreibers eingeben <text:tab/><text:tab/><text:tab/><text:tab/>(z.B. com.mysql.jdbc.Driver):" );</text:p>
      <text:p text:style-name="code"><text:tab/><text:tab/><text:tab/>sDbDrv = in.readLine();</text:p>
      <text:p text:style-name="code"><text:tab/><text:tab/><text:tab/></text:p>
      <text:p text:style-name="code"><text:tab/><text:tab/><text:tab/>System.out.println( "Url der Datenbank eingeben (z.B. <text:tab/><text:tab/><text:tab/><text:tab/>jdbc:mysql://localhost:3306/MeineDb):" );</text:p>
      <text:p text:style-name="code"><text:tab/><text:tab/><text:tab/>sDbUrl = in.readLine();</text:p>
      <text:p text:style-name="code"/>
      <text:p text:style-name="code"><text:tab/><text:tab/><text:tab/>System.out.println( "Name der Tabelle eingeben (z.B. <text:tab/><text:tab/><text:tab/><text:tab/><text:tab/>MeineTestTabelle):" );</text:p>
      <text:p text:style-name="code"><text:tab/><text:tab/><text:tab/>sTable = in.readLine();</text:p>
      <text:p text:style-name="code"><text:tab/><text:tab/><text:tab/></text:p>
      <text:p text:style-name="code"><text:tab/><text:tab/><text:tab/>System.out.println( "Benutzername (z.B. root):" );</text:p>
      <text:p text:style-name="code"><text:tab/><text:tab/><text:tab/>sUsr = in.readLine();</text:p>
      <text:p text:style-name="code"><text:tab/><text:tab/><text:tab/></text:p>
      <text:p text:style-name="code"><text:tab/><text:tab/><text:tab/>System.out.println( "Passwort (z.B. mysqlpwd):" );</text:p>
      <text:p text:style-name="code"><text:tab/><text:tab/><text:tab/>sPwd = in.readLine();</text:p>
      <text:p text:style-name="code"><text:tab/><text:tab/>} catch( IOException ex ) {</text:p>
      <text:p text:style-name="code"><text:tab/><text:tab/><text:tab/>System.out.println( ex );</text:p>
      <text:p text:style-name="code"><text:tab/><text:tab/>}</text:p>
      <text:p text:style-name="code"><text:tab/><text:tab/> <text:s text:c="5"/></text:p>
      <text:p text:style-name="code"><text:tab/><text:tab/>if( null != sDbDrv &amp;&amp; 0 &lt; sDbDrv.length() &amp;&amp;</text:p>
      <text:p text:style-name="code"><text:tab/><text:tab/> <text:s text:c="3"/>null != sDbUrl &amp;&amp; 0 &lt; sDbUrl.length() &amp;&amp;</text:p>
      <text:p text:style-name="code"><text:tab/><text:tab/> <text:s text:c="3"/>null != sTable &amp;&amp; 0 &lt; sTable.length() ) {</text:p>
      <text:p text:style-name="code"><text:tab/><text:tab/><text:tab/></text:p>
      <text:p text:style-name="code"><text:tab/> <text:s text:c="7"/>java.sql.Connection cn = null;</text:p>
      <text:p text:style-name="code"><text:tab/> <text:s text:c="7"/>java.sql.Statement <text:s/>st = null;</text:p>
      <text:p text:style-name="code"><text:tab/> <text:s text:c="7"/>java.sql.ResultSet <text:s/>rs = null;</text:p>
      <text:p text:style-name="code"/>
      <text:p text:style-name="code"><text:tab/> <text:s text:c="7"/>try {</text:p>
      <text:p text:style-name="code"><text:tab/> <text:s text:c="9"/>// Select fitting database driver and connect:</text:p>
      <text:p text:style-name="P2"><text:tab/> <text:s text:c="9"/>Class.forName( sDbDrv );</text:p>
      <text:p text:style-name="P2"><text:tab/> <text:s text:c="9"/></text:p>
      <text:p text:style-name="P2"><text:tab/> <text:s text:c="9"/>cn = DriverManager.getConnection( sDbUrl, sUsr, sPwd );</text:p>
      <text:p text:style-name="P2"><text:tab/> <text:s text:c="9"/>st = cn.createStatement();</text:p>
      <text:p text:style-name="P2"><text:tab/> <text:s text:c="9"/>rs = st.executeQuery( "select * from " + sTable );</text:p>
      <text:p text:style-name="code"><text:tab/> <text:s text:c="9"/></text:p>
      <text:p text:style-name="code"><text:tab/> <text:s text:c="9"/></text:p>
      <text:p text:style-name="code"><text:tab/> <text:s text:c="9"/>// Get meta data:</text:p>
      <text:p text:style-name="P1"><text:tab/> <text:s text:c="9"/>ResultSetMetaData rsmd = rs.getMetaData();</text:p>
      <text:p text:style-name="P1"><text:tab/> <text:s text:c="9"/>int i;</text:p>
      <text:p text:style-name="P1"><text:tab/> <text:s text:c="9"/>int n = rsmd.getColumnCount();</text:p>
      <text:p text:style-name="code"><text:tab/> <text:s text:c="9"/></text:p>
      <text:p text:style-name="code"><text:tab/> <text:s text:c="9"/>// Print table content:</text:p>
      <text:p text:style-name="code"><text:tab/> <text:s text:c="9"/>for( i=0; i&lt;n; i++ ){</text:p>
      <text:p text:style-name="code"><text:tab/> <text:s text:c="11"/>System.out.print( "+---------------" );</text:p>
      <text:p text:style-name="code"><text:tab/> <text:s text:c="9"/>}</text:p>
      <text:p text:style-name="code"><text:tab/> <text:s text:c="9"/>System.out.println( "+" );</text:p>
      <text:p text:style-name="code"><text:tab/> <text:s text:c="9"/></text:p>
      <text:p text:style-name="code"><text:tab/><text:tab/><text:tab/>// Attention: first column with 1 instead of 0</text:p>
      <text:p text:style-name="code"><text:tab/> <text:s text:c="9"/>for( i=1; i&lt;=n; i++ ) <text:s text:c="3"/></text:p>
      <text:p text:style-name="code"><text:tab/> <text:s text:c="11"/>System.out.printf( "| %14s", <text:span text:style-name="T3">rsmd.getColumnName( i )</text:span>);<text:line-break/></text:p>
      <text:p text:style-name="code"><text:tab/> <text:s text:c="9"/>System.out.println( "|" );</text:p>
      <text:p text:style-name="code"><text:tab/> <text:s text:c="9"/></text:p>
      <text:p text:style-name="code"><text:tab/> <text:s text:c="9"/>for( i=0; i&lt;n; i++ )</text:p>
      <text:p text:style-name="code"><text:tab/> <text:s text:c="11"/>System.out.print( "+---------------" );</text:p>
      <text:p text:style-name="code"><text:tab/> <text:s text:c="9"/>System.out.println( "+" );</text:p>
      <text:p text:style-name="code"><text:tab/> <text:s text:c="9"/></text:p>
      <text:p text:style-name="code"><text:tab/> <text:s text:c="9"/>while( <text:span text:style-name="T3">rs.next()</text:span> ) {</text:p>
      <text:p text:style-name="code"><text:tab/><text:tab/><text:tab/><text:tab/>// Attention: first column with 1 instead of 0</text:p>
      <text:p text:style-name="code"><text:tab/> <text:s text:c="11"/>for( i=1; i&lt;=n; i++ ) <text:s/></text:p>
      <text:p text:style-name="code"><text:tab/> <text:s text:c="13"/>System.out.printf( "| %14s", <text:span text:style-name="T3">rs.getString( i )</text:span> ) ;</text:p>
      <text:p text:style-name="code"><text:tab/> <text:s text:c="11"/>System.out.println( "|" );</text:p>
      <text:p text:style-name="code"><text:tab/> <text:s text:c="9"/>}</text:p>
      <text:p text:style-name="code"><text:tab/> <text:s text:c="9"/></text:p>
      <text:p text:style-name="code"><text:tab/> <text:s text:c="9"/>for( i=0; i&lt;n; i++ )</text:p>
      <text:p text:style-name="code"><text:tab/> <text:s text:c="11"/>System.out.print( "+---------------" );</text:p>
      <text:p text:style-name="code"><text:tab/> <text:s text:c="9"/>System.out.println( "+" );</text:p>
      <text:p text:style-name="code"><text:tab/> <text:s text:c="9"/></text:p>
      <text:p text:style-name="code"><text:tab/> <text:s text:c="7"/>} catch( Exception ex ) {</text:p>
      <text:p text:style-name="code"><text:tab/> <text:s text:c="9"/>System.out.println( ex );</text:p>
      <text:p text:style-name="code"><text:tab/> <text:s text:c="7"/>} finally {</text:p>
      <text:p text:style-name="code"><text:tab/> <text:s text:c="9"/>try { if( null != rs ) <text:span text:style-name="T3">rs.close()</text:span>; } </text:p>
      <text:p text:style-name="code"><text:tab/><text:tab/><text:tab/>catch( Exception ex ) {}</text:p>
      <text:p text:style-name="code"><text:tab/> <text:s text:c="9"/>try { if( null != st ) <text:span text:style-name="T3">st.close()</text:span>; } </text:p>
      <text:p text:style-name="code"><text:tab/><text:tab/><text:tab/>catch( Exception ex ) {}</text:p>
      <text:p text:style-name="code"><text:tab/> <text:s text:c="9"/>try { if( null != cn ) <text:span text:style-name="T3">cn.close()</text:span>; } </text:p>
      <text:p text:style-name="code"><text:tab/><text:tab/><text:tab/>catch( Exception ex ) {}</text:p>
      <text:p text:style-name="code"><text:tab/> <text:s text:c="7"/>}</text:p>
      <text:p text:style-name="code"><text:tab/> <text:s text:c="5"/>}</text:p>
      <text:p text:style-name="code"><text:tab/> <text:s text:c="3"/>}</text:p>
      <text:p text:style-name="code">}</text:p>
      <text:p text:style-name="code"/>
      <text:p text:style-name="Text_20_body"/>
      <text:p text:style-name="Text_20_body"/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Aufgaben</text:h>
            </text:list-item>
          </text:list>
        </text:list-item>
      </text:list>
      <text:p text:style-name="aufgabe"><text:span text:style-name="T3">Aufgabe</text:span>: mysql2html.java</text:p>
      <text:p text:style-name="aufgabe">Erstellen Sie ein Programm, das das Speichern einer Tabelle als HTML-Datei ermöglicht. Die Connect-Informationen sollen von der Konsole eingebbar sein. (s.o.)</text:p>
      <text:p text:style-name="aufgabe"/>
      <text:p text:style-name="aufgabe"/>
      <text:p text:style-name="Text_20_body"><text:span text:style-name="Citation"><text:span text:style-name="T2"/></text:span></text:p>
      <text:list text:style-name="Outline" text:continue-numbering="true">
        <text:list-item>
          <text:list text:continue-numbering="true">
            <text:list-item>
              <text:h text:style-name="Heading_20_2" text:outline-level="2"><text:span text:style-name="Citation"><text:span text:style-name="T1">Zusammenfassung</text:span></text:span></text:h>
            </text:list-item>
          </text:list>
        </text:list-item>
      </text:list>
      <text:p text:style-name="Text_20_body"><text:span text:style-name="Citation"><text:span text:style-name="T1">Gib eine Aufstellung der Klassen und Methoden (jdbc) und eine Zuordnung.</text:span></text:span></text:p>
      <text:p text:style-name="aufgabe"><text:span text:style-name="Citation"><text:span text:style-name="T2">A) java.sql.Connection;</text:span></text:span></text:p>
      <text:p text:style-name="aufgabe"><text:span text:style-name="Citation"><text:span text:style-name="T2">B) ResultSet</text:span></text:span></text:p>
      <text:p text:style-name="aufgabe"><text:span text:style-name="Citation"><text:span text:style-name="T2">C) Statement</text:span></text:span></text:p>
      <text:p text:style-name="aufgabe"><text:span text:style-name="Citation"><text:span text:style-name="T2">D) DriverManager<text:line-break/>E) Class</text:span></text:span></text:p>
      <text:p text:style-name="aufgabe"><text:span text:style-name="Citation"><text:span text:style-name="T2"/></text:span></text:p>
      <text:p text:style-name="aufgabe"><text:span text:style-name="Citation"><text:span text:style-name="T2"><text:line-break/>1) createStatement();</text:span></text:span></text:p>
      <text:p text:style-name="aufgabe"><text:span text:style-name="Citation"><text:span text:style-name="T2">2) next()</text:span></text:span></text:p>
      <text:p text:style-name="aufgabe"><text:span text:style-name="Citation"><text:span text:style-name="T2">3) getConnection();</text:span></text:span></text:p>
      <text:p text:style-name="aufgabe"><text:span text:style-name="Citation"><text:span text:style-name="T2">4) executeQuery();<text:line-break/>5) forName()<text:line-break/>6) getInt()<text:line-break/>7) getString()<text:line-break/>8) close()<text:line-break/><text:line-break/>Zuordnung:<text:line-break/>A-1<text:line-break/>?????????</text:span></text:span></text:p>
      <text:p text:style-name="aufgabe"><text:span text:style-name="Citation"><text:span text:style-name="T2"/></text:span></text:p>
      <text:p text:style-name="aufgabe"><text:span text:style-name="Citation"><text:span text:style-name="T2"/></text:span></text:p>
      <text:list text:style-name="Outline" text:continue-numbering="true">
        <text:list-item>
          <text:list text:continue-numbering="true">
            <text:list-item>
              <text:h text:style-name="Heading_20_2" text:outline-level="2"><text:span text:style-name="Citation"><text:span text:style-name="T1">Ausblick</text:span></text:span></text:h>
            </text:list-item>
          </text:list>
        </text:list-item>
      </text:list>
      <text:list text:style-name="List_20_3">
        <text:list-item>
          <text:p text:style-name="P3"><text:span text:style-name="Citation"><text:span text:style-name="T1">ODBC</text:span></text:span></text:p>
        </text:list-item>
      </text:list>
      <text:p text:style-name="Standard"><text:span text:style-name="Citation"><text:span text:style-name="T1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list-style-name="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Outline" style:class="text" style:master-page-name="">
      <style:paragraph-properties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text:style-name="Numbering_20_Symbols" style:num-suffix=". " style:num-format="1">
        <style:list-level-properties text:min-label-distance="0.381cm"/>
      </text:list-level-style-number>
      <text:list-level-style-number text:level="2" style:num-suffix=". " style:num-format="1" text:display-levels="2">
        <style:list-level-properties text:min-label-distance="0.381cm"/>
      </text:list-level-style-number>
      <text:list-level-style-number text:level="3" style:num-suffix=". " style:num-format="1" text:display-levels="3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Datenbanken<text:tab/>jdbc<text:tab/>Arbeitsunterlage</text:p>
      </style:header>
      <style:footer>
        <text:p text:style-name="Footer">Informatik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nton Hofmann</meta:initial-creator>
    <meta:creation-date>2007-05-09T19:01:40</meta:creation-date>
    <dc:creator>Anton Hofmann</dc:creator>
    <dc:date>2007-05-11T17:07:27</dc:date>
    <dc:language>de-DE</dc:language>
    <meta:editing-cycles>32</meta:editing-cycles>
    <meta:editing-duration>PT6H16M10S</meta:editing-duration>
    <meta:template xlink:type="simple" xlink:actuate="onRequest" xlink:role="template" xlink:href="/C:/Dokumente%20und%20Einstellungen/ahofmann/Anwendungsdaten/OpenOffice.org2/user/template/progbuch-vorlage.ott" xlink:title="progbuch-vorlage" meta:date="2007-05-11T15:22:49"/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171" meta:word-count="643" meta:character-count="6290"/>
  </office:meta>
</office:document-meta>
</file>